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4.468cm" fo:min-width="6.335cm"/>
    </style:style>
    <style:style style:name="gr2" style:family="graphic" style:parent-style-name="standard">
      <style:graphic-properties draw:textarea-horizontal-align="justify" draw:textarea-vertical-align="middle" draw:auto-grow-height="false" fo:min-height="0.219cm" fo:min-width="0.8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867cm" fo:min-width="0.823cm"/>
    </style:style>
    <style:style style:name="gr5" style:family="graphic" style:parent-style-name="standard">
      <style:graphic-properties draw:stroke="none" svg:stroke-color="#000000" draw:fill="none" draw:fill-color="#ffffff" fo:min-height="0.632cm"/>
    </style:style>
    <style:style style:name="gr6" style:family="graphic" style:parent-style-name="standard">
      <style:graphic-properties draw:stroke="none" svg:stroke-color="#000000" draw:fill="none" draw:fill-color="#ffffff" fo:min-height="0.588cm"/>
    </style:style>
    <style:style style:name="gr7" style:family="graphic" style:parent-style-name="standard">
      <style:graphic-properties draw:fill-color="#f7a19a" draw:textarea-horizontal-align="justify" draw:textarea-vertical-align="middle" draw:auto-grow-height="false" fo:min-height="3.719cm" fo:min-width="15.066cm"/>
    </style:style>
    <style:style style:name="gr8" style:family="graphic" style:parent-style-name="standard">
      <style:graphic-properties draw:fill-color="#bee3d3" draw:textarea-horizontal-align="justify" draw:textarea-vertical-align="middle" draw:auto-grow-height="false" fo:min-height="3.807cm" fo:min-width="14.978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0.808cm"/>
    </style:style>
    <style:style style:name="gr11" style:family="graphic" style:parent-style-name="standard">
      <style:graphic-properties draw:stroke="none" svg:stroke-color="#000000" draw:fill="none" draw:fill-color="#ffffff" fo:min-height="0.676cm"/>
    </style:style>
    <style:style style:name="gr12" style:family="graphic" style:parent-style-name="standard">
      <style:graphic-properties draw:stroke="none" svg:stroke-color="#000000" draw:fill="none" draw:fill-color="#ffffff" fo:min-height="1.691cm"/>
    </style:style>
    <style:style style:name="gr13" style:family="graphic" style:parent-style-name="standard">
      <style:graphic-properties draw:textarea-horizontal-align="justify" draw:textarea-vertical-align="middle" draw:auto-grow-height="false" fo:min-height="2.083cm" fo:min-width="0cm"/>
    </style:style>
    <style:style style:name="gr14" style:family="graphic" style:parent-style-name="standard">
      <style:graphic-properties draw:stroke="none" svg:stroke-color="#000000" draw:fill="none" draw:fill-color="#ffffff" fo:min-height="1.029cm"/>
    </style:style>
    <style:style style:name="gr15" style:family="graphic" style:parent-style-name="standard">
      <style:graphic-properties draw:textarea-horizontal-align="justify" draw:textarea-vertical-align="middle" draw:auto-grow-height="false" fo:min-height="2.027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1.353cm"/>
    </style:style>
    <style:style style:name="gr17" style:family="graphic" style:parent-style-name="standard">
      <style:graphic-properties draw:stroke="none" svg:stroke-color="#000000" draw:fill="none" draw:fill-color="#ffffff" fo:min-height="0.985cm"/>
    </style:style>
    <style:style style:name="gr18" style:family="graphic" style:parent-style-name="standard">
      <style:graphic-properties draw:stroke="none" svg:stroke-color="#000000" draw:fill="none" draw:fill-color="#ffffff" fo:min-height="0.72cm"/>
    </style:style>
    <style:style style:name="gr19" style:family="graphic" style:parent-style-name="standard">
      <style:graphic-properties draw:stroke="none" svg:stroke-color="#000000" draw:fill="none" draw:fill-color="#ffffff" fo:min-height="0.544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558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7a19a"/>
      <style:paragraph-properties fo:text-align="center"/>
    </style:style>
    <style:style style:name="P7" style:family="paragraph">
      <loext:graphic-properties draw:fill-color="#bee3d3"/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35cm" svg:height="4.718cm" svg:x="2.249cm" svg:y="17.5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5cm" svg:height="4.718cm" svg:x="11.112cm" svg:y="17.5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52cm" svg:height="0.661cm" svg:x="15.963cm" svg:y="23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52cm" svg:height="0.661cm" svg:x="15.964cm" svg:y="2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63cm" svg:y1="23.547cm" svg:x2="15.919cm" svg:y2="25.091cm">
          <text:p/>
        </draw:line>
        <draw:line draw:style-name="gr3" draw:text-style-name="P3" draw:layer="layout" svg:x1="17.815cm" svg:y1="23.503cm" svg:x2="17.815cm" svg:y2="25.003cm">
          <text:p/>
        </draw:line>
        <draw:custom-shape draw:style-name="gr4" draw:text-style-name="P4" draw:layer="layout" svg:width="1.323cm" svg:height="2.117cm" svg:x="12.788cm" svg:y="23.32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58cm" svg:height="0.962cm" svg:x="12.48cm" svg:y="25.708cm">
          <draw:text-box>
            <text:p>CSV</text:p>
          </draw:text-box>
        </draw:frame>
        <draw:frame draw:style-name="gr6" draw:text-style-name="P5" draw:layer="layout" svg:width="1.94cm" svg:height="0.962cm" svg:x="15.875cm" svg:y="25.709cm">
          <draw:text-box>
            <text:p>DB</text:p>
          </draw:text-box>
        </draw:frame>
        <draw:custom-shape draw:style-name="gr7" draw:text-style-name="P6" draw:layer="layout" svg:width="15.566cm" svg:height="3.969cm" svg:x="2.381cm" svg:y="10.8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5.478cm" svg:height="4.057cm" svg:x="2.469cm" svg:y="3.74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2.083cm" svg:height="1.673cm" svg:x="3.395cm" svg:y="4.41cm">
          <draw:text-box>
            <text:p>User Interface: <text:s/>HTML, Javascript, Flask</text:p>
          </draw:text-box>
        </draw:frame>
        <draw:frame draw:style-name="gr10" draw:text-style-name="P5" draw:layer="layout" svg:width="11.333cm" svg:height="1.058cm" svg:x="5.424cm" svg:y="11.289cm">
          <draw:text-box>
            <text:p>Controller / Actions</text:p>
          </draw:text-box>
        </draw:frame>
        <draw:frame draw:style-name="gr11" draw:text-style-name="P5" draw:layer="layout" svg:width="3.528cm" svg:height="0.962cm" svg:x="3.792cm" svg:y="18.168cm">
          <draw:text-box>
            <text:p>DS Model</text:p>
          </draw:text-box>
        </draw:frame>
        <draw:frame draw:style-name="gr11" draw:text-style-name="P5" draw:layer="layout" svg:width="4.498cm" svg:height="0.962cm" svg:x="11.995cm" svg:y="17.638cm">
          <draw:text-box>
            <text:p>Data Access</text:p>
          </draw:text-box>
        </draw:frame>
        <draw:frame draw:style-name="gr12" draw:text-style-name="P5" draw:layer="layout" svg:width="5.204cm" svg:height="2.384cm" svg:x="11.906cm" svg:y="19.667cm">
          <draw:text-box>
            <text:p>Specify features, labels and clean data</text:p>
          </draw:text-box>
        </draw:frame>
        <draw:custom-shape draw:style-name="gr13" draw:text-style-name="P2" draw:layer="layout" svg:width="0.397cm" svg:height="2.911cm" svg:x="9.129cm" svg:y="7.89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5" draw:layer="layout" svg:width="4.851cm" svg:height="1.279cm" svg:x="9.922cm" svg:y="8.863cm">
          <draw:text-box>
            <text:p>HTTP</text:p>
          </draw:text-box>
        </draw:frame>
        <draw:custom-shape draw:style-name="gr15" draw:text-style-name="P2" draw:layer="layout" svg:width="0.397cm" svg:height="2.602cm" svg:x="5.512cm" svg:y="14.9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2.117cm" svg:height="0.397cm" svg:x="9.084cm" svg:y="19.5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5" draw:layer="layout" svg:width="5.732cm" svg:height="1.235cm" svg:x="4.851cm" svg:y="12.788cm">
          <draw:text-box>
            <text:p>Python/Flask</text:p>
          </draw:text-box>
        </draw:frame>
        <draw:frame draw:style-name="gr18" draw:text-style-name="P5" draw:layer="layout" svg:width="3.263cm" svg:height="0.97cm" svg:x="3.925cm" svg:y="19.976cm">
          <draw:text-box>
            <text:p>Python</text:p>
          </draw:text-box>
        </draw:frame>
        <draw:frame draw:style-name="gr19" draw:text-style-name="P5" draw:layer="layout" svg:width="3.66cm" svg:height="0.962cm" svg:x="12.083cm" svg:y="18.741cm">
          <draw:text-box>
            <text:p>Python</text:p>
          </draw:text-box>
        </draw:frame>
        <draw:line draw:style-name="gr20" draw:text-style-name="P3" draw:layer="layout" svg:x1="13.45cm" svg:y1="23.327cm" svg:x2="13.45cm" svg:y2="22.181cm">
          <text:p/>
        </draw:line>
        <draw:line draw:style-name="gr20" draw:text-style-name="P3" draw:layer="layout" svg:x1="16.889cm" svg:y1="23.46cm" svg:x2="16.889cm" svg:y2="22.181cm">
          <text:p/>
        </draw:line>
        <draw:frame draw:style-name="gr21" draw:text-style-name="P9" draw:layer="layout" svg:width="10.981cm" svg:height="1.808cm" svg:x="4.762cm" svg:y="1.411cm">
          <draw:text-box>
            <text:p text:style-name="P8"><text:span text:style-name="T1">Web App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3T14:05:21.460459562</meta:creation-date>
    <dc:date>2019-08-13T14:41:37.397802066</dc:date>
    <meta:editing-duration>PT4M46S</meta:editing-duration>
    <meta:editing-cycles>1</meta:editing-cycles>
    <meta:document-statistic meta:object-count="26"/>
    <meta:generator>LibreOffice/6.0.6.2$MacOSX_X86_64 LibreOffice_project/0c292870b25a325b5ed35f6b45599d2ea4458e77</meta:generator>
  </office:meta>
</office:document-meta>
</file>